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4-12-1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4-09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4-06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4-03-1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3-12-0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2-06-09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2-04-21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1-12-1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1-10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1-06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1-03-2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0-12-2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0-09-2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0-06-2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20-03-1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9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9-09-1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9-06-0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9-03-2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8-12-1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8-09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8-06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8-03-1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7-12-1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7-09-13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7-06-2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7-03-21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3-08-06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3-03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2-07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2-03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1-08-0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1-02-2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2010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2-08-0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2-05-05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2-02-04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1-11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1-07-08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1-03-2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1-01-1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0-10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0-07-1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0-05-02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0-04-10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90-01-10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9-10-04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9-07-05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9-04-03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9-01-19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8-10-17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8-07-18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8-04-1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8-01-1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7-10-07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7-07-08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7-05-13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7-04-13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7-01-12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6-10-08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6-07-07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6-04-07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6-01-06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5-10-07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5-07-10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5-04-0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5-01-07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4-10-15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4-08-08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4-05-16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4-02-22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3-12-14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3-07-25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3-05-02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2-11-02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2-06-29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2-05-07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0-12-1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0-09-09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0-06-04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80-03-06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79-12-12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593</text:p>
          </table:table-cell>
          <table:table-cell office:value-type="string" calcext:value-type="string">
            <text:p>1979-10-16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